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71">
            <text:p>971</text:p>
          </table:table-cell>
          <table:table-cell table:style-name="ce23" office:value-type="float" office:value="279">
            <text:p>27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59">
            <text:p>5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49">
            <text:p>1349</text:p>
          </table:table-cell>
          <table:table-cell table:style-name="ce23" office:value-type="float" office:value="515">
            <text:p>5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63">
            <text:p>6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116">
            <text:p>1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01">
            <text:p>4201</text:p>
          </table:table-cell>
          <table:table-cell table:style-name="ce23" office:value-type="float" office:value="1165">
            <text:p>116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34">
            <text:p>13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22">
            <text:p>92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21">
            <text:p>72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0">
            <text:p>44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80">
            <text:p>8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272">
            <text:p>3272</text:p>
          </table:table-cell>
          <table:table-cell table:style-name="ce23" office:value-type="float" office:value="163">
            <text:p>16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350">
            <text:p>5350</text:p>
          </table:table-cell>
          <table:table-cell table:style-name="ce23" office:value-type="float" office:value="925">
            <text:p>9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9551">
            <text:p>9551</text:p>
          </table:table-cell>
          <table:table-cell table:style-name="ce23" office:value-type="float" office:value="2090">
            <text:p>209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